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0.74pt double-thin #000000" style:border-line-width-right="0.51pt 0.11pt 0.51pt" fo:border-top="0.74pt solid #000000"/>
      <style:paragraph-properties fo:text-align="center" fo:margin-left="0pt"/>
    </style:style>
    <style:style style:name="ce2" style:family="table-cell" style:parent-style-name="Default">
      <style:table-cell-properties fo:border-bottom="0.74pt solid #000000" fo:border-left="0.74pt solid #000000" fo:border-right="0.74pt double-thin #000000" style:border-line-width-right="0.51pt 0.11pt 0.51pt" fo:border-top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0.74pt double-thin #000000" style:border-line-width-left="0.51pt 0.11pt 0.51pt" fo:border-right="0.74pt solid #000000" fo:border-top="0.74pt solid #000000"/>
      <style:paragraph-properties fo:text-align="center" fo:margin-left="0pt"/>
    </style:style>
    <style:style style:name="ce6" style:family="table-cell" style:parent-style-name="Default">
      <style:table-cell-properties fo:border-bottom="0.74pt solid #000000" style:text-align-source="fix" style:repeat-content="false" fo:border-left="0.74pt double-thin #000000" style:border-line-width-left="0.51pt 0.11pt 0.51pt" fo:border-right="0.74pt double-thin #000000" style:border-line-width-right="0.51pt 0.11pt 0.51pt" fo:border-top="0.74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6" table:default-cell-style-name="ce3"/>
        <table:table-column table:style-name="co1" table:default-cell-style-name="ce1"/>
        <table:table-column table:style-name="co2" table:number-columns-repeated="8" table:default-cell-style-name="ce3"/>
        <table:table-column table:style-name="co2" table:default-cell-style-name="ce5"/>
        <table:table-column table:style-name="co2" table:number-columns-repeated="10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6"/>
        <table:table-row table:style-name="ro1">
          <table:table-cell table:style-name="Default" table:number-columns-repeated="16"/>
          <table:table-cell table:style-name="ce4" office:value-type="string" calcext:value-type="string" table:number-columns-spanned="11" table:number-rows-spanned="1">
            <text:p>pythontutor.ru</text:p>
          </table:table-cell>
          <table:covered-table-cell table:number-columns-repeated="10" table:style-name="Default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Фамил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з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модуль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з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теория</text:p>
          </table:table-cell>
          <table:table-cell office:value-type="string" calcext:value-type="string">
            <text:p>практика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office:value-type="string" calcext:value-type="string">
            <text:p>Барыкина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SUM([.B3:.G3])" office:value-type="float" office:value="5" calcext:value-type="float">
            <text:p>5</text:p>
          </table:table-cell>
          <table:table-cell table:number-columns-repeated="21"/>
          <table:table-cell table:formula="of:=SUM([.B3:.G3])+SUM([.I3:.AB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Даниленко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4:.G4])" office:value-type="float" office:value="10" calcext:value-type="float">
            <text:p>10</text:p>
          </table:table-cell>
          <table:table-cell table:number-columns-repeated="21"/>
          <table:table-cell table:formula="of:=SUM([.B4:.G4])+SUM([.I4:.AB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Егоренко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SUM([.B5:.G5])" office:value-type="float" office:value="8" calcext:value-type="float">
            <text:p>8</text:p>
          </table:table-cell>
          <table:table-cell table:number-columns-repeated="21"/>
          <table:table-cell table:formula="of:=SUM([.B5:.G5])+SUM([.I5:.AB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Лыгин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6:.G6])"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/>
          <table:table-cell table:formula="of:=SUM([.B6:.G6])+SUM([.I6:.AB6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Малыгин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.B7:.G7])"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9" office:value-type="float" office:value="2" calcext:value-type="float">
            <text:p>2</text:p>
          </table:table-cell>
          <table:table-cell table:number-columns-repeated="4"/>
          <table:table-cell table:formula="of:=SUM([.B7:.G7])+SUM([.I7:.AB7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Машрапов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SUM([.B8:.G8])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formula="of:=SUM([.B8:.G8])+SUM([.I8:.AB8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Носуля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9:.G9])"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7"/>
          <table:table-cell table:formula="of:=SUM([.B9:.G9])+SUM([.I9:.AB9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Пак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10:.G10])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table:formula="of:=SUM([.B10:.G10])+SUM([.I10:.AB1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Петросов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SUM([.B11:.G11])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9"/>
          <table:table-cell table:formula="of:=SUM([.B11:.G11])+SUM([.I11:.AB1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Пимкин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12:.G12])" office:value-type="float" office:value="5" calcext:value-type="float">
            <text:p>5</text:p>
          </table:table-cell>
          <table:table-cell table:number-columns-repeated="21"/>
          <table:table-cell table:formula="of:=SUM([.B12:.G12])+SUM([.I12:.AB1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Поляков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.B13:.G13])"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9"/>
          <table:table-cell table:formula="of:=SUM([.B13:.G13])+SUM([.I13:.AB13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Пронина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4:.G14]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B14:.G14])+SUM([.I14:.AB14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Мурина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9"/>
          <table:table-cell table:formula="of:=SUM([.B15:.G15])+SUM([.I15:.AB15])"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cale-to="46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1:28:02.043356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0:57:23.975612458</meta:creation-date>
    <dc:date>2016-11-27T12:54:59.299648924</dc:date>
    <meta:editing-duration>PT1H3M17S</meta:editing-duration>
    <meta:editing-cycles>3</meta:editing-cycles>
    <meta:generator>LibreOffice/5.1.4.2$Linux_X86_64 LibreOffice_project/10m0$Build-2</meta:generator>
    <meta:document-statistic meta:table-count="1" meta:cell-count="171" meta:object-count="0"/>
  </office:meta>
</office:document-meta>
</file>